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263c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ítulo 9 – Habilitadores da Inovação Contínua</text:p>
      <text:p text:style-name="Text_20_body">Como criar condições sistêmicas para inovar o tempo todo</text:p>
      <text:p text:style-name="Text_20_body">A transformação digital exige mais do que boas ideias: ela requer um fluxo contínuo de aprendizado, adaptação e reinvenção. Inovação contínua não é privilégio de gênios criativos, nem produto do acaso. É uma competência organizacional que pode — e deve — ser cultivada de forma sistemática. Para isso, não basta criar laboratórios ou promover hackathons. É necessário construir uma arquitetura organizacional que torne a inovação parte da rotina, não uma exceção inspirada.</text:p>
      <text:p text:style-name="Text_20_body">Empresas que inovam sistematicamente não apenas geram ideias — elas criam mecanismos para transformar essas ideias em experimentos, e esses experimentos em aprendizado. Inovar, nesse contexto, é menos sobre criatividade espontânea e mais sobre disciplina. O que diferencia essas organizações é sua capacidade de alinhar cultura, estrutura e dados em um sistema que favorece a experimentação com propósito.</text:p>
      <text:p text:style-name="Text_20_body">Muitas empresas ainda tratam a inovação como um evento pontual. Mas inovar de verdade é operar em um estado constante de busca por novas formas de gerar valor. A inovação precisa sair dos laboratórios e infiltrar-se nos processos cotidianos, transbordando dos departamentos especializados para os times operacionais. É quando ela deixa de depender da inspiração ocasional e passa a contar com estruturas intencionais que o processo ganha potência.</text:p>
      <text:p text:style-name="Text_20_body">Nenhuma inovação floresce em ambientes onde reina o medo. A base da inovação contínua é uma cultura organizacional de segurança psicológica — onde errar é permitido, aprender é obrigatório e questionar o status quo é bem-vindo. Ambientes inovadores são ambientes seguros: o espaço onde as pessoas sentem que podem testar, propor, explorar e até falhar, sem receio de punições ou julgamentos. A curiosidade e a coragem são recursos críticos da inovação, mas só florescem quando há espaço real para o humano.</text:p>
      <text:p text:style-name="Text_20_body">Além da cultura, a inovação exige estruturas que favoreçam o fluxo de ideias. Modelos organizacionais rígidos, hierarquias longas e processos engessados são antíteses da inovação. Para que o novo possa emergir, é preciso redesenhar as formas de trabalho. Autonomia decisória, colaboração interdisciplinar, liberdade para propor e recompensas alinhadas ao aprendizado são elementos estruturantes de um sistema inovador. Times diversos, com vivências e repertórios distintos, tendem a encontrar soluções mais originais e eficazes.</text:p>
      <text:p text:style-name="Text_20_body">Mas estruturar sem dados é caminhar às cegas. Inovar é, essencialmente, formular hipóteses e testá-las. E, nesse processo, os dados se tornam aliados indispensáveis. Organizações inovadoras tomam decisões baseadas em evidências, constroem ciclos de feedback curtos com métricas acionáveis e tratam a mensuração não como instrumento de controle, mas como ferramenta de aprendizado. A capacidade de medir rapidamente o impacto de uma mudança, ajustar o rumo e iterar com agilidade é o que transforma uma boa ideia em valor real.</text:p>
      <text:p text:style-name="Text_20_body">A liderança tem papel decisivo nesse processo — não pela quantidade de ideias que propõe, mas pela qualidade do ambiente que cultiva. Líderes inovadores não controlam: habilitam. Eles protegem o tempo para experimentar, removem barreiras estruturais, legitimam o erro como etapa <text:soft-page-break/>do processo e celebram o aprendizado coletivo. Essa liderança não se resume a fornecer respostas, mas a fomentar boas perguntas e garantir que existam condições para que elas sejam exploradas.</text:p>
      <text:p text:style-name="Text_20_body">Essa perspectiva encontra reforço em abordagens como o Management 3.0, que trata a inovação como fenômeno emergente em sistemas vivos. A motivação intrínseca, a segurança psicológica, a gestão visual e o empoderamento distribuído são vistos não como acessórios, mas como fundamentos para o florescimento da criatividade com propósito. A experimentação iterativa deixa de ser um luxo e passa a ser parte essencial da operação cotidiana.</text:p>
      <text:p text:style-name="Text_20_body">A governança da inovação também precisa evoluir. Nem rigidez excessiva que sufoque a criatividade, nem liberdade absoluta que leve à dispersão. É necessário um equilíbrio dinâmico entre foco estratégico e espaço criativo. Isso se traduz em portfólios equilibrados entre inovação incremental e iniciativas de ruptura, processos leves de priorização e acompanhamento, e critérios de decisão que combinem impacto potencial com alinhamento à visão de futuro.</text:p>
      <text:p text:style-name="Text_20_body">Quando cultura, estrutura, dados, liderança e governança se alinham, a inovação deixa de ser uma exceção para se tornar prática organizacional. Ela passa a fazer parte dos fluxos diários, da tomada de decisão, das conversas e dos rituais. Alimenta-se de dados reais, ganha escala com apoio institucional e se sustenta pela energia de pessoas engajadas.</text:p>
      <text:p text:style-name="Text_20_body">Inovar continuamente não é apenas um diferencial competitivo. É uma condição essencial para organizações que desejam permanecer relevantes em um mundo que muda o tempo todo.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05T07:49:03.231018800</dc:date>
    <meta:editing-duration>PT13M31S</meta:editing-duration>
    <meta:editing-cycles>7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3" meta:word-count="723" meta:character-count="4873" meta:non-whitespace-character-count="4157"/>
  </office:meta>
</office:document-meta>
</file>